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2" style:family="paragraph" style:parent-style-name="Standard" style:list-style-name="L3">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5" style:family="paragraph" style:parent-style-name="Standard" style:list-style-name="L2">
      <style:paragraph-properties fo:text-align="start" style:justify-single-word="false"/>
      <style:text-properties fo:font-size="11pt"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margin-top="0cm" fo:margin-bottom="0cm" fo:text-align="start" style:justify-single-word="false"/>
      <style:text-properties style:text-underline-style="solid" style:text-underline-width="auto" style:text-underline-color="font-color" fo:font-weight="normal" style:font-weight-asian="normal" style:font-weight-complex="normal"/>
    </style:style>
    <style:style style:name="P11" style:family="paragraph" style:parent-style-name="Standard">
      <style:paragraph-properties fo:margin-top="0cm" fo:margin-bottom="0cm" fo:text-align="start"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terativ Mjukvaruutveckling, Ht14.</text:p>
      <text:p text:style-name="P3"/>
      <text:p text:style-name="P7">Laboration 1</text:p>
      <text:p text:style-name="P7"/>
      <text:p text:style-name="P7">Uppgift 1B</text:p>
      <text:p text:style-name="P7"/>
      <text:p text:style-name="P8">Strategi</text:p>
      <text:list xml:id="list7400759891489955225" text:style-name="L2">
        <text:list-item>
          <text:p text:style-name="P5">Börja i god tid. </text:p>
        </text:list-item>
        <text:list-item>
          <text:p text:style-name="P5">Läs igenom <text:s/>uppgiften och reflektera över vad som ska göras.</text:p>
        </text:list-item>
        <text:list-item>
          <text:p text:style-name="P5">Utgå ifrån uteslutningsmetoden över vilka metoder och lösningar man kan använda sig utav.</text:p>
        </text:list-item>
        <text:list-item>
          <text:p text:style-name="P5">Skriv så mycket utav koden som möjligt utifrån eget kunnande.</text:p>
        </text:list-item>
        <text:list-item>
          <text:p text:style-name="P5">Felsök sedan med hjälp av internet och de kurslitteratur vi haft tillgång till sedan tidigare.</text:p>
        </text:list-item>
      </text:list>
      <text:p text:style-name="P4"/>
      <text:p text:style-name="P6">Delmoment</text:p>
      <text:list xml:id="list8403146083194772983" text:style-name="L3">
        <text:list-item>
          <text:p text:style-name="P2">Läs igenom instruktionerna – analysera problemet.</text:p>
        </text:list-item>
        <text:list-item>
          <text:p text:style-name="P2">Gör en grov skiss över hur problemet ska lösas.</text:p>
        </text:list-item>
        <text:list-item>
          <text:p text:style-name="P2">Kontrollera att de valda metoderna/satserna uppfyller kraven för uppgiften samt är kompatibla med varandra.</text:p>
        </text:list-item>
        <text:list-item>
          <text:p text:style-name="P2">Fundera över vilka fel som kan uppstå/osäkra moment och ta reda på lösningar till de problemen.</text:p>
        </text:list-item>
        <text:list-item>
          <text:p text:style-name="P2">Koda – Tänk på: Vilka variabler MÅSTE vara med. Skriv kommentarer. Undvik slarvfel. DRY. </text:p>
        </text:list-item>
        <text:list-item>
          <text:p text:style-name="P2">Eventuellt felsök.</text:p>
        </text:list-item>
        <text:list-item>
          <text:p text:style-name="P2">Reflektera.</text:p>
        </text:list-item>
      </text:list>
      <text:p text:style-name="P1"/>
      <text:p text:style-name="P9"><text:span text:style-name="T1">Planerad tid</text:span><text:span text:style-name="T2"> :<text:tab/></text:span>1h 15 min</text:p>
      <text:p text:style-name="P9"/>
      <text:p text:style-name="P9"><text:span text:style-name="T1">Praktisk tid</text:span> : <text:tab/>3 h 15 min</text:p>
      <text:p text:style-name="P9"/>
      <text:p text:style-name="P10">Avvikelser från planeringen</text:p>
      <text:p text:style-name="P9">Överskred den planerade tiden med 2 timmar</text:p>
      <text:p text:style-name="P9"/>
      <text:p text:style-name="P10">Reflektioner :</text:p>
      <text:p text:style-name="P11">Försökte till att börja med använda arrayer till att lösa uppgiften, men det fungerade inte alls som jag tänkt mig. Jag satt väldigt länge med det innan jag bestämde mig för att det skulle vara smidigare att använda mig av List&lt;int&gt; istället.</text:p>
      <text:p text:style-name="P11">Hittade även för denna uppgift en färdig kod på internet, denna gången för att kunna avgöra om ett tal är jämnt eller ojämnt, och eftersom jag visste att jag <text:s/>skulle bli tvungen att använda mig av modulus för att få fram önskat resultat så implementerade jag den i min egen kod, även om jag var tvungen att lägga till en del saker för att få den att räkna nollorna för sig och inte till jämna siffror.</text:p>
      <text:p text:style-name="P11">Felhanteringen för användarens inmatning tog onödigt lång tid och jag är inte nöjd med det, då jag hade kunnat hålla mig inom tiden om jag inte hade stressat mig igenom uppgiften vilket ledde till att det blev ett slarv-fel i min kod från första början. Jag lade ner över en hel timme på att leta efter vad jag hade gjort för felet som visade det sig vara en sån simpel grej som två ' ' tecken.</text:p>
      <text:p text:style-name="P11">Tidsplanen överskreds med 2 timmar ganska så exakt, vilket inte var särskilt lyckat. <text:s/>Jag borde ha läst igenom instruktionerna bättre och lagt mer tid på att analysera vad det var som efterfrågades istället för att skynda in och börja koda i tron att uppgiften skulle gå fortare att lösa på det sättet. </text:p>
      <text:p text:style-name="P11">I korta drag så tappade jag bort hela min planering vad gällande delmoment så fort jag läst igenom instruktionerna första gången, vilket i sin tur innebär att hela planeringen gick i stöpet. </text:p>
      <text:p text:style-name="P9"/>
      <text:p text:style-name="P8">Tidslogg</text:p>
      <text:p text:style-name="P9">Mån 17/11<text:tab/>: 3 h <text:s/>15 min</text:p>
      <text:p text:style-name="P9"/>
      <text:p text:style-name="P8">Refrerenser</text:p>
      <text:p text:style-name="P1">http://www.dotnetperls.com/o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olina Skov Pedersen</meta:initial-creator>
    <meta:creation-date>2014-11-19T11:57:03.67</meta:creation-date>
    <dc:date>2014-11-19T15:30:46.14</dc:date>
    <dc:creator>Carolina Skov Pedersen</dc:creator>
    <meta:editing-duration>PT3H33M38S</meta:editing-duration>
    <meta:editing-cycles>8</meta:editing-cycles>
    <meta:generator>OpenOffice/4.1.1$Win32 OpenOffice.org_project/411m6$Build-9775</meta:generator>
    <meta:document-statistic meta:table-count="0" meta:image-count="0" meta:object-count="0" meta:page-count="1" meta:paragraph-count="31" meta:word-count="448" meta:character-count="2558"/>
  </office:meta>
</office:document-meta>
</file>